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Standard">
      <style:paragraph-properties fo:margin-top="0.278in" fo:margin-bottom="0.0835in" style:contextual-spacing="false" fo:line-height="100%" fo:text-align="center" style:justify-single-word="false" style:page-number="1"/>
      <style:text-properties style:font-name="Kami North"/>
    </style:style>
    <style:style style:name="P2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 fo:font-size="18pt" fo:font-style="italic" officeooo:rsid="000649e3" officeooo:paragraph-rsid="000649e3" style:font-size-asian="18pt" style:font-style-asian="italic" style:font-size-complex="18pt"/>
    </style:style>
    <style:style style:name="P3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/>
    </style:style>
    <style:style style:name="P4" style:family="paragraph" style:parent-style-name="Heading_20_2">
      <style:paragraph-properties fo:text-align="center" style:justify-single-word="false"/>
      <style:text-properties style:font-name="Kami North" officeooo:rsid="000649e3" officeooo:paragraph-rsid="000649e3"/>
    </style:style>
    <style:style style:name="P5" style:family="paragraph" style:parent-style-name="Heading_20_2">
      <style:paragraph-properties fo:text-align="justify" style:justify-single-word="false"/>
      <style:text-properties style:font-name="Kami North"/>
    </style:style>
    <style:style style:name="P6" style:family="paragraph" style:parent-style-name="normal">
      <style:paragraph-properties fo:text-align="justify" style:justify-single-word="false"/>
      <style:text-properties style:font-name="Kami North" fo:font-style="italic" style:font-style-asian="italic"/>
    </style:style>
    <style:style style:name="P7" style:family="paragraph" style:parent-style-name="Heading_20_2">
      <style:paragraph-properties fo:text-align="justify" style:justify-single-word="false"/>
      <style:text-properties style:font-name="Kami North" officeooo:paragraph-rsid="000649e3"/>
    </style:style>
    <style:style style:name="P8" style:family="paragraph" style:parent-style-name="normal">
      <style:paragraph-properties fo:text-align="justify" style:justify-single-word="false"/>
      <style:text-properties style:font-name="Kami North" fo:font-style="italic" officeooo:paragraph-rsid="000649e3" style:font-style-asian="italic"/>
    </style:style>
    <style:style style:name="T1" style:family="text">
      <style:text-properties fo:font-size="36pt" fo:font-weight="bold" officeooo:rsid="000649e3" style:font-size-asian="36pt" style:font-weight-asian="bold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style="italic" style:font-size-asian="36pt" style:font-style-asian="italic" style:font-size-complex="36pt"/>
    </style:style>
    <style:style style:name="T4" style:family="text">
      <style:text-properties fo:font-size="18pt" fo:font-style="italic" officeooo:rsid="00048e31" style:font-size-asian="18pt" style:font-style-asian="italic" style:font-size-complex="18pt"/>
    </style:style>
    <style:style style:name="T5" style:family="text">
      <style:text-properties fo:font-size="18pt" fo:font-style="italic" style:font-size-asian="18pt" style:font-style-asian="italic" style:font-size-complex="18pt"/>
    </style:style>
    <style:style style:name="T6" style:family="text">
      <style:text-properties fo:font-size="18pt" fo:font-style="italic" officeooo:rsid="000649e3" style:font-size-asian="18pt" style:font-style-asian="italic" style:font-size-complex="18pt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officeooo:rsid="000649e3" style:font-style-asian="italic"/>
    </style:style>
    <style:style style:name="T9" style:family="text">
      <style:text-properties officeooo:rsid="000649e3"/>
    </style:style>
    <style:style style:name="T10" style:family="text">
      <style:text-properties fo:font-style="italic" officeooo:rsid="000649e3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undamentals of Electricity</text:span><text:span text:style-name="T2"> </text:span><text:span text:style-name="T3">Extension</text:span></text:p>
      <text:p text:style-name="P2">Non-Soul Powerups from the Soul Update</text:p>
      <text:p text:style-name="P3"><text:span text:style-name="T4">(C)</text:span><text:span text:style-name="T5"> </text:span><text:span text:style-name="T6">v7.2.7<text:tab/></text:span><text:span text:style-name="T5"><text:tab/>Kami North Publishing, LLC.</text:span></text:p>
      <text:p text:style-name="P4">The order <text:s/>of the recipes may matter for their context.</text:p>
      <text:p text:style-name="P5"><text:bookmark text:name="_a9ixwt18jcqq"/>Recipe #1 <text:span text:style-name="T7">(</text:span><text:span text:style-name="T8">4</text:span><text:span text:style-name="T7">-Essence PU</text:span><text:span text:style-name="T8">s</text:span><text:span text:style-name="T7">)</text:span></text:p>
      <text:p text:style-name="P6">“<text:span text:style-name="T9">You can mail me to your friend for a double-shocking twist! </text:span>”</text:p>
      <text:p text:style-name="P7"><text:bookmark text:name="_j0kyjadfo9qv"/>Recipe #2</text:p>
      <text:p text:style-name="P8">“<text:span text:style-name="T9">My friend and I are polar opposites, yet by a similar method we work well together.</text:span>”</text:p>
      <text:p text:style-name="P5"><text:bookmark text:name="_egoan91hoz4j"/>Recipe #3 <text:span text:style-name="T10">(5-Essence PUs)</text:span></text:p>
      <text:p text:style-name="P6">“<text:span text:style-name="T9">Make sure to guard your pockets, because you can draw me up for a surprise win!</text:span>”</text:p>
      <text:p text:style-name="P5"><text:bookmark text:name="_t9gb9vdyug3t"/>Recipe #4</text:p>
      <text:p text:style-name="P6">“<text:span text:style-name="T9">Hide me in your other pocket... Together we’re unstoppable, despite being opposites.</text:span>”</text:p>
      <text:p text:style-name="P5"><text:bookmark text:name="_w3gwvs50qq2w"/>Recipe #5 <text:span text:style-name="T10">(6-Essence PU)</text:span></text:p>
      <text:p text:style-name="P6">“<text:span text:style-name="T9">I was loved in Season 1, so draw me up with a 3-2-1 <text:s/>launch from the seas!</text:span>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ffffff" loext:opacity="10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fo:color="#ffffff" loext:opacity="10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1" fo:font-family="'Noto Sans'" style:font-family-generic="swiss" style:font-pitch="variable" fo:font-size="14pt" style:font-name-asian="Noto Serif CJK HK" style:font-family-asian="'Noto Serif CJK HK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line-height="100%" fo:text-align="center" style:justify-single-word="false"/>
      <style:text-properties fo:color="#ff0000" loext:opacity="100%" style:font-name="Kami North" fo:font-size="18pt" fo:font-style="italic" style:text-underline-style="solid" style:text-underline-width="auto" style:text-underline-color="font-color" fo:font-weight="bold" officeooo:rsid="001c72f3" officeooo:paragraph-rsid="00048e31" style:font-size-asian="18pt" style:font-style-asian="italic" style:font-weight-asian="bold" style:font-size-complex="18pt" style:font-weight-complex="bold"/>
    </style:style>
    <style:style style:name="MP2" style:family="paragraph" style:parent-style-name="normal">
      <style:paragraph-properties fo:margin-top="0.278in" fo:margin-bottom="0.0835in" style:contextual-spacing="false" fo:line-height="100%" fo:text-align="end" style:justify-single-word="false"/>
      <style:text-properties style:font-name="Kami North" officeooo:paragraph-rsid="00048e31"/>
    </style:style>
    <style:style style:name="MT1" style:family="text">
      <style:text-properties fo:font-size="18pt" fo:font-style="italic" officeooo:rsid="00031f25" style:font-size-asian="18pt" style:font-style-asian="italic" style:font-size-complex="18pt"/>
    </style:style>
    <style:style style:name="MT2" style:family="text">
      <style:text-properties fo:font-size="18pt" fo:font-style="italic" style:font-family-asian="'Times New Roman'" style:font-family-generic-asian="system" style:font-pitch-asian="variable" style:font-size-asian="18pt" style:font-style-asian="italic" style:font-family-complex="'Times New Roman'" style:font-family-generic-complex="system" style:font-pitch-complex="variable" style:font-size-complex="18pt"/>
    </style:style>
    <style:style style:name="MT3" style:family="text">
      <style:text-properties fo:font-size="18pt" fo:font-style="italic" officeooo:rsid="000649e3" style:font-family-asian="'Times New Roman'" style:font-family-generic-asian="system" style:font-pitch-asian="variable" style:font-size-asian="18pt" style:font-style-asian="italic" style:font-family-complex="'Times New Roman'" style:font-family-generic-complex="system" style:font-pitch-complex="variable" style:font-size-complex="18pt"/>
    </style:style>
    <style:style style:name="MT4" style:family="text">
      <style:text-properties fo:font-size="18pt" fo:font-style="italic" officeooo:rsid="0006c0ab" style:font-family-asian="'Times New Roman'" style:font-family-generic-asian="system" style:font-pitch-asian="variable" style:font-size-asian="18pt" style:font-style-asian="italic" style:font-family-complex="'Times New Roman'" style:font-family-generic-complex="system" style:font-pitch-complex="variable" style:font-size-complex="18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333311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333311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fill="solid" draw:background-size="full" draw:fill-color="#333311" draw:opacity="100%"/>
    </style:style>
  </office:automatic-styles>
  <office:master-styles>
    <style:master-page style:name="Standard" style:page-layout-name="Mpm1" draw:style-name="Mdp1">
      <style:header>
        <text:p text:style-name="MP1">Classified Document – KEEP HIDDEN!</text:p>
        <text:p text:style-name="MP2"><text:span text:style-name="MT1">K</text:span><text:span text:style-name="MT2">ami North Guide Series #</text:span><text:span text:style-name="MT3">2</text:span><text:span text:style-name="MT4">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6T13:13:11.538392451</dc:date>
    <meta:editing-duration>PT20M46S</meta:editing-duration>
    <meta:editing-cycles>4</meta:editing-cycles>
    <meta:generator>LibreOffice/25.2.3.2$Linux_X86_64 LibreOffice_project/520$Build-2</meta:generator>
    <meta:document-statistic meta:table-count="0" meta:image-count="0" meta:object-count="0" meta:page-count="1" meta:paragraph-count="16" meta:word-count="124" meta:character-count="712" meta:non-whitespace-character-count="600"/>
  </office:meta>
</office:document-meta>
</file>